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87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1" table:default-cell-style-name="ce3"/>
        <table:table-row table:style-name="ro1">
          <table:table-cell office:value-type="string" calcext:value-type="string">
            <text:p>Planner used: Ga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) AtWork Domain with no actions’ cos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office:value-type="string" calcext:value-type="string">
            <text:p>Solution Steps</text:p>
          </table:table-cell>
          <table:table-cell office:value-type="string" calcext:value-type="string">
            <text:p>Optimal Solution</text:p>
          </table:table-cell>
          <table:table-cell office:value-type="string" calcext:value-type="string">
            <text:p>Peak Node Count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table:style-name="ce1" office:value-type="string" calcext:value-type="string">
            <text:p>P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float" office:value="5110" calcext:value-type="float">
            <text:p>5,110.00</text:p>
          </table:table-cell>
          <table:table-cell office:value-type="float" office:value="0.27" calcext:value-type="float">
            <text:p>0.270</text:p>
          </table:table-cell>
        </table:table-row>
        <table:table-row table:style-name="ro1">
          <table:table-cell table:style-name="ce1" office:value-type="string" calcext:value-type="string">
            <text:p>P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float" office:value="6132" calcext:value-type="float">
            <text:p>6,132.00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 table:style-name="ce1" office:value-type="string" calcext:value-type="string">
            <text:p>P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float" office:value="2097144" calcext:value-type="float">
            <text:p>2,097,144.00</text:p>
          </table:table-cell>
          <table:table-cell office:value-type="float" office:value="2.336" calcext:value-type="float">
            <text:p>2.336</text:p>
          </table:table-cell>
        </table:table-row>
        <table:table-row table:style-name="ro1" table:number-rows-repeated="104856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20:29:36.519928072</meta:creation-date>
    <dc:date>2017-01-08T20:46:55.382537238</dc:date>
    <meta:editing-duration>PT17M18S</meta:editing-duration>
    <meta:editing-cycles>3</meta:editing-cycles>
    <meta:generator>LibreOffice/5.1.4.2$Linux_X86_64 LibreOffice_project/10m0$Build-2</meta:generator>
    <meta:document-statistic meta:table-count="1" meta:cell-count="22" meta:object-count="0"/>
  </office:meta>
</office:document-meta>
</file>